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RONADO SALAZAR, MARGO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31239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NDAHUAYL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344576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RONADO SALAZAR, MARGOT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31239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5683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498524</text:p>
          </table:table-cell>
          <table:table-cell table:style-name="Tabla2.D3" office:value-type="string">
            <text:p text:style-name="P17">72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2:28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